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16456" officeooo:paragraph-rsid="00216456"/>
    </style:style>
    <style:style style:name="P2" style:family="paragraph" style:parent-style-name="Standard">
      <style:paragraph-properties fo:text-align="end" style:justify-single-word="false"/>
      <style:text-properties officeooo:rsid="00216456" officeooo:paragraph-rsid="00216456"/>
    </style:style>
    <style:style style:name="P3" style:family="paragraph" style:parent-style-name="Standard">
      <style:text-properties officeooo:rsid="0020d830" officeooo:paragraph-rsid="0020d830"/>
    </style:style>
    <style:style style:name="P4" style:family="paragraph" style:parent-style-name="Standard">
      <style:paragraph-properties fo:text-align="end" style:justify-single-word="false"/>
      <style:text-properties officeooo:rsid="0020d830" officeooo:paragraph-rsid="0020d830"/>
    </style:style>
    <style:style style:name="P5" style:family="paragraph" style:parent-style-name="Standard">
      <style:paragraph-properties fo:text-align="justify" style:justify-single-word="false"/>
      <style:text-properties officeooo:rsid="0020d830" officeooo:paragraph-rsid="0023eb7b"/>
    </style:style>
    <style:style style:name="P6" style:family="paragraph" style:parent-style-name="Standard">
      <style:paragraph-properties fo:text-align="justify" style:justify-single-word="false"/>
      <style:text-properties style:text-underline-style="solid" style:text-underline-width="auto" style:text-underline-color="font-color" officeooo:rsid="0020d830" officeooo:paragraph-rsid="0020d830"/>
    </style:style>
    <style:style style:name="P7" style:family="paragraph" style:parent-style-name="Standard">
      <style:paragraph-properties fo:text-align="justify" style:justify-single-word="false"/>
      <style:text-properties style:text-underline-style="solid" style:text-underline-width="auto" style:text-underline-color="font-color" officeooo:rsid="00260f98" officeooo:paragraph-rsid="00260f98"/>
    </style:style>
    <style:style style:name="P8" style:family="paragraph" style:parent-style-name="Standard">
      <style:paragraph-properties fo:text-align="justify" style:justify-single-word="false"/>
      <style:text-properties style:text-underline-style="solid" style:text-underline-width="auto" style:text-underline-color="font-color" officeooo:rsid="002d730b" officeooo:paragraph-rsid="002d730b"/>
    </style:style>
    <style:style style:name="P9" style:family="paragraph" style:parent-style-name="Standard">
      <style:paragraph-properties fo:text-align="justify" style:justify-single-word="false"/>
      <style:text-properties style:text-underline-style="solid" style:text-underline-width="auto" style:text-underline-color="font-color" officeooo:rsid="002f20aa" officeooo:paragraph-rsid="002f20aa"/>
    </style:style>
    <style:style style:name="P10" style:family="paragraph" style:parent-style-name="Standard">
      <style:paragraph-properties fo:text-align="justify" style:justify-single-word="false"/>
      <style:text-properties style:text-underline-style="solid" style:text-underline-width="auto" style:text-underline-color="font-color" officeooo:rsid="002fe956" officeooo:paragraph-rsid="002fe956"/>
    </style:style>
    <style:style style:name="P11" style:family="paragraph" style:parent-style-name="Standard">
      <style:paragraph-properties fo:text-align="justify" style:justify-single-word="false"/>
      <style:text-properties style:text-underline-style="solid" style:text-underline-width="auto" style:text-underline-color="font-color" officeooo:rsid="0031eaad" officeooo:paragraph-rsid="0031eaad"/>
    </style:style>
    <style:style style:name="P12" style:family="paragraph" style:parent-style-name="Standard">
      <style:paragraph-properties fo:text-align="justify" style:justify-single-word="false"/>
      <style:text-properties style:text-underline-style="solid" style:text-underline-width="auto" style:text-underline-color="font-color" officeooo:rsid="003303c9" officeooo:paragraph-rsid="003303c9"/>
    </style:style>
    <style:style style:name="P13" style:family="paragraph" style:parent-style-name="Standard">
      <style:paragraph-properties fo:text-align="justify" style:justify-single-word="false"/>
      <style:text-properties style:text-underline-style="solid" style:text-underline-width="auto" style:text-underline-color="font-color" officeooo:rsid="00338155" officeooo:paragraph-rsid="00338155"/>
    </style:style>
    <style:style style:name="P14" style:family="paragraph" style:parent-style-name="Standard">
      <style:paragraph-properties fo:text-align="justify" style:justify-single-word="false"/>
      <style:text-properties style:text-underline-style="solid" style:text-underline-width="auto" style:text-underline-color="font-color" officeooo:rsid="00359a15" officeooo:paragraph-rsid="00359a15"/>
    </style:style>
    <style:style style:name="P15" style:family="paragraph" style:parent-style-name="Standard">
      <style:paragraph-properties fo:text-align="justify" style:justify-single-word="false"/>
      <style:text-properties officeooo:rsid="00260f98" officeooo:paragraph-rsid="002d395b"/>
    </style:style>
    <style:style style:name="P16" style:family="paragraph" style:parent-style-name="Standard">
      <style:paragraph-properties fo:text-align="justify" style:justify-single-word="false"/>
      <style:text-properties officeooo:rsid="002d730b" officeooo:paragraph-rsid="002d730b"/>
    </style:style>
    <style:style style:name="P17" style:family="paragraph" style:parent-style-name="Standard">
      <style:paragraph-properties fo:text-align="justify" style:justify-single-word="false"/>
      <style:text-properties officeooo:rsid="002e68b3" officeooo:paragraph-rsid="002e68b3"/>
    </style:style>
    <style:style style:name="P18" style:family="paragraph" style:parent-style-name="Standard">
      <style:paragraph-properties fo:text-align="justify" style:justify-single-word="false"/>
      <style:text-properties officeooo:rsid="002f20aa" officeooo:paragraph-rsid="002f20aa"/>
    </style:style>
    <style:style style:name="P19" style:family="paragraph" style:parent-style-name="Standard">
      <style:paragraph-properties fo:text-align="justify" style:justify-single-word="false"/>
      <style:text-properties officeooo:rsid="0030db30" officeooo:paragraph-rsid="0030db30"/>
    </style:style>
    <style:style style:name="P20" style:family="paragraph" style:parent-style-name="Standard">
      <style:paragraph-properties fo:text-align="justify" style:justify-single-word="false"/>
      <style:text-properties officeooo:rsid="0031eaad" officeooo:paragraph-rsid="0031eaad"/>
    </style:style>
    <style:style style:name="P21" style:family="paragraph" style:parent-style-name="Standard">
      <style:paragraph-properties fo:text-align="justify" style:justify-single-word="false"/>
      <style:text-properties officeooo:rsid="0031eaad" officeooo:paragraph-rsid="003303c9"/>
    </style:style>
    <style:style style:name="P22" style:family="paragraph" style:parent-style-name="Standard">
      <style:paragraph-properties fo:text-align="justify" style:justify-single-word="false"/>
      <style:text-properties officeooo:rsid="00359a15" officeooo:paragraph-rsid="00359a15"/>
    </style:style>
    <style:style style:name="P23" style:family="paragraph" style:parent-style-name="Standard">
      <style:paragraph-properties fo:text-align="justify" style:justify-single-word="false"/>
      <style:text-properties officeooo:rsid="002c6b7d" officeooo:paragraph-rsid="002d395b"/>
    </style:style>
    <style:style style:name="P24" style:family="paragraph" style:parent-style-name="Standard">
      <style:paragraph-properties fo:text-align="justify" style:justify-single-word="false"/>
      <style:text-properties officeooo:rsid="00338155" officeooo:paragraph-rsid="00338155"/>
    </style:style>
    <style:style style:name="P25" style:family="paragraph" style:parent-style-name="Standard">
      <style:paragraph-properties fo:text-align="justify" style:justify-single-word="false"/>
      <style:text-properties officeooo:rsid="003a72fe" officeooo:paragraph-rsid="003a72fe"/>
    </style:style>
    <style:style style:name="P26" style:family="paragraph" style:parent-style-name="Standard">
      <style:paragraph-properties fo:text-align="justify" style:justify-single-word="false"/>
      <style:text-properties officeooo:rsid="0028f2e7" officeooo:paragraph-rsid="0028f2e7"/>
    </style:style>
    <style:style style:name="P27" style:family="paragraph" style:parent-style-name="Standard">
      <style:paragraph-properties fo:text-align="justify" style:justify-single-word="false"/>
      <style:text-properties officeooo:rsid="0008771e" officeooo:paragraph-rsid="0008771e"/>
    </style:style>
    <style:style style:name="P28" style:family="paragraph" style:parent-style-name="Standard">
      <style:text-properties fo:font-weight="bold" officeooo:rsid="0020d830" officeooo:paragraph-rsid="0020d830" style:font-weight-asian="bold" style:font-weight-complex="bold"/>
    </style:style>
    <style:style style:name="P29" style:family="paragraph" style:parent-style-name="Standard">
      <style:text-properties fo:font-weight="bold" officeooo:rsid="00216456" officeooo:paragraph-rsid="00216456" style:font-weight-asian="bold" style:font-weight-complex="bold"/>
    </style:style>
    <style:style style:name="P30" style:family="paragraph" style:parent-style-name="Standard" style:list-style-name="L1">
      <style:paragraph-properties fo:text-align="justify" style:justify-single-word="false"/>
      <style:text-properties officeooo:rsid="00216456" officeooo:paragraph-rsid="00247682"/>
    </style:style>
    <style:style style:name="P31" style:family="paragraph" style:parent-style-name="Standard" style:list-style-name="L1">
      <style:paragraph-properties fo:text-align="justify" style:justify-single-word="false"/>
      <style:text-properties officeooo:rsid="00216456" officeooo:paragraph-rsid="00216456"/>
    </style:style>
    <style:style style:name="P32" style:family="paragraph" style:parent-style-name="Standard" style:list-style-name="L1">
      <style:paragraph-properties fo:text-align="justify" style:justify-single-word="false"/>
      <style:text-properties officeooo:rsid="0023e57b" officeooo:paragraph-rsid="0023e57b"/>
    </style:style>
    <style:style style:name="P33" style:family="paragraph" style:parent-style-name="Standard" style:list-style-name="L1">
      <style:paragraph-properties fo:text-align="justify" style:justify-single-word="false"/>
      <style:text-properties officeooo:rsid="0023e58e" officeooo:paragraph-rsid="0023e58e"/>
    </style:style>
    <style:style style:name="P34" style:family="paragraph" style:parent-style-name="Standard">
      <style:paragraph-properties fo:text-align="justify" style:justify-single-word="false"/>
      <style:text-properties officeooo:rsid="0031eaad" officeooo:paragraph-rsid="003303c9"/>
    </style:style>
    <style:style style:name="P35" style:family="paragraph" style:parent-style-name="Standard">
      <style:paragraph-properties fo:text-align="justify" style:justify-single-word="false"/>
      <style:text-properties officeooo:rsid="001053e4" officeooo:paragraph-rsid="0011bcb0"/>
    </style:style>
    <style:style style:name="T1" style:family="text">
      <style:text-properties officeooo:rsid="0021938e"/>
    </style:style>
    <style:style style:name="T2" style:family="text">
      <style:text-properties officeooo:rsid="00247682"/>
    </style:style>
    <style:style style:name="T3" style:family="text">
      <style:text-properties officeooo:rsid="002158d7"/>
    </style:style>
    <style:style style:name="T4" style:family="text">
      <style:text-properties officeooo:rsid="002493f3"/>
    </style:style>
    <style:style style:name="T5" style:family="text">
      <style:text-properties officeooo:rsid="0027b26e"/>
    </style:style>
    <style:style style:name="T6" style:family="text">
      <style:text-properties officeooo:rsid="00287242"/>
    </style:style>
    <style:style style:name="T7" style:family="text">
      <style:text-properties officeooo:rsid="002a7e2d"/>
    </style:style>
    <style:style style:name="T8" style:family="text">
      <style:text-properties officeooo:rsid="002c6b7d"/>
    </style:style>
    <style:style style:name="T9" style:family="text">
      <style:text-properties officeooo:rsid="002d73d8"/>
    </style:style>
    <style:style style:name="T10" style:family="text">
      <style:text-properties officeooo:rsid="002f0dce"/>
    </style:style>
    <style:style style:name="T11" style:family="text">
      <style:text-properties officeooo:rsid="0031b738"/>
    </style:style>
    <style:style style:name="T12" style:family="text">
      <style:text-properties officeooo:rsid="003303c9"/>
    </style:style>
    <style:style style:name="T13" style:family="text">
      <style:text-properties officeooo:rsid="003829e2"/>
    </style:style>
    <style:style style:name="T14" style:family="text">
      <style:text-properties officeooo:rsid="0011bcb0"/>
    </style:style>
    <style:style style:name="T15" style:family="text">
      <style:text-properties officeooo:rsid="0013a2d8"/>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Requirements for tBB</text:p>
      <text:p text:style-name="P2">Daniele Parmeggiani for Doxee, 13/07/2016</text:p>
      <text:p text:style-name="P1"/>
      <text:p text:style-name="P1"/>
      <text:p text:style-name="P1">The program tBB has to/is supposed to:</text:p>
      <text:list xml:id="list818216999246395283" text:style-name="L1">
        <text:list-item>
          <text:p text:style-name="P30">Discover every up host in a network <text:span text:style-name="T2">and notify (depending on user settings) state changes in these hosts</text:span>.</text:p>
        </text:list-item>
        <text:list-item>
          <text:p text:style-name="P30">Use different discovery mechanisms in order to ensure the host isn't hiding from a specific mechanism.</text:p>
        </text:list-item>
        <text:list-item>
          <text:p text:style-name="P31">Keep track of the hosts over time with repeated refreshes of the network status.</text:p>
        </text:list-item>
        <text:list-item>
          <text:p text:style-name="P31">Not congest the network <text:span text:style-name="T2">as much as possible</text:span>.</text:p>
        </text:list-item>
        <text:list-item>
          <text:p text:style-name="P32">Discover hosts within a reasonable time.</text:p>
        </text:list-item>
        <text:list-item>
          <text:p text:style-name="P31">Provide a way to handle service downtime (e.g.: power loss, <text:span text:style-name="T2">maintenance</text:span>) consistently between sessions.</text:p>
        </text:list-item>
        <text:list-item>
          <text:p text:style-name="P31">Provide services that can interact with end-users to let know of <text:span text:style-name="T1">suspect activity (e.g.: host IP change, host MAC change, host ICMP hiding, host MAC hiding, etc) on the network.</text:span></text:p>
        </text:list-item>
        <text:list-item>
          <text:p text:style-name="P31">Provide a way to interact with it. Either by a command line interface or by a graphical interface or both.</text:p>
        </text:list-item>
        <text:list-item>
          <text:p text:style-name="P33">Not being unresponsive while scanning the network in order to be ready to serve user request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text:soft-page-break/>Specifications for tBB</text:p>
      <text:p text:style-name="P4">Daniele Parmeggiani for Doxee, 13/07/2016</text:p>
      <text:p text:style-name="P3"/>
      <text:p text:style-name="P3"/>
      <text:p text:style-name="P6">Main design.</text:p>
      <text:p text:style-name="P5">The service tBB run<text:span text:style-name="T5">s</text:span> on its own with no direct way of user interaction <text:span text:style-name="T4">(might be implemented as a daemon)</text:span>. It rather provide<text:span text:style-name="T5">s</text:span> a command line log <text:span text:style-name="T4">(along with the normal logs) </text:span>from the main program and a socket-HTTPS port open for connections. Other services may connect to the port to provide ways of user interaction.</text:p>
      <text:p text:style-name="P26">At launch, tBB asks from the command line arguments for a network to scan. If not provided in the arguments, tBB looks in its configuration file if a default network was defined and scans that. If no default network can be found in the configuration file, tBB asks for a network by <text:span text:style-name="T7">direct</text:span> user input.</text:p>
      <text:p text:style-name="P27">The tBB daemon has to be run as root so as to keep secret the password file and to provide permission to read it.</text:p>
      <text:p text:style-name="P5"/>
      <text:p text:style-name="P5"/>
      <text:p text:style-name="P7">Network scanning.</text:p>
      <text:p text:style-name="P15">The program run<text:span text:style-name="T5">s</text:span> scans periodically <text:span text:style-name="T6">over the chosen network</text:span> (periodic times are set in a configuration file and can be changed at runtime). <text:span text:style-name="T8">The discovery methods used are the following: ICMP request, ARP request, SYN requests. They are run periodically, but with different times since each one of them has a very different response time and network weight.</text:span></text:p>
      <text:p text:style-name="P23">Additionally after the IP and MAC address of a host are found by any of these mechanisms, the other mechanisms won't be triggered during the same scan iteration.</text:p>
      <text:p text:style-name="P15"/>
      <text:p text:style-name="P15"/>
      <text:p text:style-name="P11">ICMP discovery.</text:p>
      <text:p text:style-name="P20">The ICMP discovery method consists of a simple ping request to the specified I<text:span text:style-name="T12">P(</text:span>s<text:span text:style-name="T12">)</text:span>. It is considered the most lightweight in terms of time and resources and should be ran first.</text:p>
      <text:p text:style-name="P20">If a host is discovered using this method, its IP is known and other discovery methods may not be requested.</text:p>
      <text:p text:style-name="P20"/>
      <text:p text:style-name="P20"/>
      <text:p text:style-name="P12">ARP discovery.</text:p>
      <text:p text:style-name="P21">The <text:span text:style-name="T12">ARP</text:span> discovery method consists of a simple <text:span text:style-name="T12">ARP</text:span> request to the specified I<text:span text:style-name="T12">P(</text:span>s<text:span text:style-name="T12">)</text:span>.</text:p>
      <text:p text:style-name="P21">If a host is discovered using this method, its IP <text:span text:style-name="T12">and MAC address are</text:span> known and other discovery methods may not be requested.</text:p>
      <text:p text:style-name="P35">This <text:span text:style-name="T15">discovery </text:span>method can be used to determine the MAC address of an IP host on the network (the normal ARP usage), but is not reliable for determining whether or not a host is up on the network since the ARP result may be altered by a network device <text:span text:style-name="T14">with</text:span> MAC caching <text:span text:style-name="T14">enabled</text:span>. <text:span text:style-name="T14">In such a case, with a host being up (1) and then disconnecting, the result lingers on being positive for as long as the network device doesn't refresh its cache. Note that until point (1) the tracking system will still correctly work.</text:span></text:p>
      <text:p text:style-name="P21"/>
      <text:p text:style-name="P21"/>
      <text:p text:style-name="P13">SYN discovery.</text:p>
      <text:p text:style-name="P24">The SYN discovery method consist of a series of TCP SYN requests sent to an IP's ports. If any response is found, then there is a host for the specified IP. This method reveals hosts that hide from ICMP and ARP requests, but is really slow and very heavy on the network. It shouldn't be used as often as the other two methods.</text:p>
      <text:p text:style-name="P15"/>
      <text:p text:style-name="P15"/>
      <text:p text:style-name="P8">Host tracking.</text:p>
      <text:p text:style-name="P16"><text:soft-page-break/>Each host found during a network scan iteration is recorded <text:span text:style-name="T9">and compared to the previous iterations so as to keep track of its presence/connection/disconnection. The record is serialized on disk as soon as possible so as to provide as much consistency as possible during service downtime.</text:span></text:p>
      <text:p text:style-name="P5"/>
      <text:p text:style-name="P5"/>
      <text:p text:style-name="P7">User interaction socket.</text:p>
      <text:p text:style-name="P17">An HTTPS socket is <text:span text:style-name="T10">supplied</text:span> so as to provide user interaction with the tBB service. The default port is 1984. Other services will then be allowed to connect to the port providing a user interface for tBB. <text:span text:style-name="T3">On connection these services will be requested of a password in order to access tBB functionality. Password will be stored in a file owned by root and with privileges set to 600 (rw for root only). This file path should be hard coded into tBB so as to ensure only root is allowed to change it.</text:span></text:p>
      <text:p text:style-name="P25">This requires tBB to be run as root.</text:p>
      <text:p text:style-name="P17">Data sent and received over the open socket is required to be in the JSON format.</text:p>
      <text:p text:style-name="P5"/>
      <text:p text:style-name="P5"/>
      <text:p text:style-name="P9">Configuration file.</text:p>
      <text:p text:style-name="P18">The configuration file for the tBB service is in JSON format. See related documentation [SPECIFY] for further detail.</text:p>
      <text:p text:style-name="P5"/>
      <text:p text:style-name="P5"/>
      <text:p text:style-name="P10">Notifiers.</text:p>
      <text:p text:style-name="P19">Notifiers are external scripts that allow tBB to notify users of specific events (e.g.: host connected hiding its IP address). They aren't restricted <text:span text:style-name="T11">[DOES THIS RISE SECURITY CONCERNS?] </text:span>and may implement any notification mechanism they deem useful. See related documentation [SPECIFY] for further detail.</text:p>
      <text:p text:style-name="P19">Notifiers are dynamically loaded from the [NAME IT] folder at tBB start.</text:p>
      <text:p text:style-name="P5"/>
      <text:p text:style-name="P5"/>
      <text:p text:style-name="P14">Asyncrony <text:span text:style-name="T13">and general performance</text:span>.</text:p>
      <text:p text:style-name="P22">In order for tBB to perform network scans, serialization, port requests handling and other calculations in general at the same time, it has been chosen that tBB will make use of Python's asyncio library.</text:p>
      <text:p text:style-name="P5"/>
      <text:p text:style-name="Standard"/>
      <text:p text:style-name="Standard"/>
      <text:p text:style-name="Standard"/>
      <text:p text:style-name="Standard"/>
      <text:p text:style-name="Standard"/>
      <text:p text:style-name="Standard"><draw:frame draw:style-name="fr1" draw:name="Object1" text:anchor-type="paragraph" svg:width="8.2681in" svg:height="4.2299in" draw:z-index="0"><draw:object xlink:href="./Object 1" xlink:type="simple" xlink:show="embed" xlink:actuate="onLoad"/><draw:image xlink:href="./ObjectReplacements/Object 1"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9:45:21.422960001</meta:creation-date>
    <dc:date>2016-07-21T11:09:18.170197037</dc:date>
    <meta:editing-duration>P3DT1H23M34S</meta:editing-duration>
    <meta:editing-cycles>12</meta:editing-cycles>
    <meta:generator>LibreOffice/5.0.3.2$Linux_X86_64 LibreOffice_project/00m0$Build-2</meta:generator>
    <meta:document-statistic meta:table-count="0" meta:image-count="0" meta:object-count="1" meta:page-count="4" meta:paragraph-count="43" meta:word-count="934" meta:character-count="5370" meta:non-whitespace-character-count="448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7.89pt"/>
    </style:style>
    <style:style style:name="co2" style:family="table-column">
      <style:table-column-properties fo:break-before="auto" style:column-width="65.59pt"/>
    </style:style>
    <style:style style:name="co3" style:family="table-column">
      <style:table-column-properties fo:break-before="auto" style:column-width="102.64pt"/>
    </style:style>
    <style:style style:name="co4" style:family="table-column">
      <style:table-column-properties fo:break-before="auto" style:column-width="99.55pt"/>
    </style:style>
    <style:style style:name="co5"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17.09pt" fo:break-before="auto" style:use-optimal-row-height="true"/>
    </style:style>
    <style:style style:name="ro3" style:family="table-row">
      <style:table-row-properties style:row-height="17.15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ext-properties style:font-name="Liberation Serif" fo:font-size="12pt" style:font-size-asian="12pt" style:font-size-complex="12pt"/>
    </style:style>
    <style:style style:name="ce3" style:family="table-cell" style:parent-style-name="Defaul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text-line-through-type="none" style:font-name="Liberation Serif" fo:font-size="12pt" fo:language="en" fo:country="US" fo:font-style="italic" fo:text-shadow="none" style:text-underline-style="none" fo:font-weight="normal" style:text-underline-mode="continuous" style:text-overline-mode="continuous" style:text-line-through-mode="continuous" style:font-size-asian="12pt" style:language-asian="en" style:country-asian="US" style:font-style-asian="italic" style:font-weight-asian="normal" style:font-size-complex="12pt" style:language-complex="en" style:country-complex="US" style:font-style-complex="italic" style:font-weight-complex="normal" style:text-emphasize="none" style:font-relief="none" style:text-overline-style="none" style:text-overline-color="font-color"/>
    </style:style>
    <style:style style:name="ce5" style:family="table-cell" style:parent-style-name="Default" style:data-style-name="N37">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data-style-name="N37">
      <style:text-properties style:font-name="Liberation Serif" fo:font-size="12pt" style:font-size-asian="12pt" style:font-size-complex="12pt"/>
    </style:style>
    <style:style style:name="ce8" style:family="table-cell" style:parent-style-name="Default">
      <style:text-properties style:font-name="Liberation Serif" fo:font-size="12pt" fo:font-style="italic" style:font-size-asian="12pt" style:font-style-asian="italic" style:font-size-complex="12pt" style:font-style-complex="italic"/>
    </style:style>
    <style:style style:name="ce9" style:family="table-cell" style:parent-style-name="Default">
      <style:table-cell-properties style:text-align-source="fix" style:repeat-content="false"/>
      <style:paragraph-properties fo:text-align="start" fo:margin-left="10.01p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data-style-name="N37">
      <style:text-properties style:font-name="Liberation Serif" fo:font-size="12pt" style:text-underline-style="solid" style:text-underline-width="auto" style:text-underline-color="font-color" fo:font-weight="normal" style:font-size-asian="12pt" style:font-weight-asian="normal" style:font-size-complex="12pt" style:font-weight-complex="normal"/>
    </style:style>
    <style:style style:name="ce11" style:family="table-cell" style:parent-style-name="Default">
      <style:text-properties style:font-name="Liberation Serif" fo:font-size="12pt" fo:font-style="italic" style:font-name-asian="Droid Sans Fallback" style:font-size-asian="12pt" style:font-style-asian="italic" style:font-name-complex="FreeSans" style:font-size-complex="12pt" style:font-style-complex="italic"/>
    </style:style>
    <style:style style:name="ce12"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T1" style:family="text">
      <style:text-properties style:text-position="-26%"/>
    </style:style>
  </office:automatic-styles>
  <office:body>
    <office:spreadsheet>
      <table:calculation-settings table:automatic-find-labels="false"/>
      <table:table table:name="Sheet1" table:style-name="ta1">
        <table:table-column table:style-name="co1" table:default-cell-style-name="ce6"/>
        <table:table-column table:style-name="co2" table:default-cell-style-name="ce7"/>
        <table:table-column table:style-name="co3" table:default-cell-style-name="ce2"/>
        <table:table-column table:style-name="co4" table:default-cell-style-name="ce2"/>
        <table:table-column table:style-name="co5" table:number-columns-repeated="2" table:default-cell-style-name="ce6"/>
        <table:table-column table:style-name="co5" table:number-columns-repeated="4" table:default-cell-style-name="ce2"/>
        <table:table-row table:style-name="ro1">
          <table:table-cell table:style-name="ce1" office:value-type="string" calcext:value-type="string">
            <text:p>Roadmap for tBB</text:p>
          </table:table-cell>
          <table:table-cell table:style-name="ce2"/>
          <table:table-cell table:number-columns-repeated="2"/>
          <table:table-cell table:style-name="ce2" table:number-columns-repeated="2"/>
          <table:table-cell table:number-columns-repeated="4"/>
        </table:table-row>
        <table:table-row table:style-name="ro1">
          <table:table-cell table:style-name="ce2" table:number-columns-repeated="2"/>
          <table:table-cell table:number-columns-repeated="2"/>
          <table:table-cell table:style-name="ce2" table:number-columns-repeated="2"/>
          <table:table-cell table:number-columns-repeated="3"/>
          <table:table-cell table:style-name="ce12" office:value-type="string" calcext:value-type="string">
            <text:p>Daniele Parmeggiani for Doxee, 13/07/2016</text:p>
          </table:table-cell>
        </table:table-row>
        <table:table-row table:style-name="ro1">
          <table:table-cell table:style-name="ce3"/>
          <table:table-cell table:style-name="ce2"/>
          <table:table-cell table:number-columns-repeated="2"/>
          <table:table-cell table:style-name="ce2" table:number-columns-repeated="2"/>
          <table:table-cell table:number-columns-repeated="4"/>
        </table:table-row>
        <table:table-row table:style-name="ro1">
          <table:table-cell table:style-name="ce3" office:value-type="string" calcext:value-type="string">
            <text:p>It is necessary to point out that each of these steps does require its own unittests.</text:p>
          </table:table-cell>
          <table:table-cell table:style-name="ce2"/>
          <table:table-cell table:number-columns-repeated="2"/>
          <table:table-cell table:style-name="ce2" table:number-columns-repeated="2"/>
          <table:table-cell table:number-columns-repeated="4"/>
        </table:table-row>
        <table:table-row table:style-name="ro1" table:number-rows-repeated="2">
          <table:table-cell table:style-name="ce2" table:number-columns-repeated="2"/>
          <table:table-cell table:number-columns-repeated="2"/>
          <table:table-cell table:style-name="ce2" table:number-columns-repeated="2"/>
          <table:table-cell table:number-columns-repeated="4"/>
        </table:table-row>
        <table:table-row table:style-name="ro1">
          <table:table-cell table:style-name="ce4" office:value-type="string" calcext:value-type="string">
            <text:p>Date of Start</text:p>
          </table:table-cell>
          <table:table-cell table:style-name="ce8" office:value-type="string" calcext:value-type="string">
            <text:p>Date of End</text:p>
          </table:table-cell>
          <table:table-cell table:style-name="ce8" office:value-type="string" calcext:value-type="string">
            <text:p>Actual Date of Start</text:p>
          </table:table-cell>
          <table:table-cell table:style-name="ce11" office:value-type="string" calcext:value-type="string">
            <text:p>Actual Date of End</text:p>
          </table:table-cell>
          <table:table-cell table:style-name="ce4" office:value-type="string" calcext:value-type="string">
            <text:p>Description</text:p>
          </table:table-cell>
          <table:table-cell table:style-name="ce2"/>
          <table:table-cell table:number-columns-repeated="3"/>
          <table:table-cell table:style-name="ce4" office:value-type="string" calcext:value-type="string">
            <text:p>Stage</text:p>
          </table:table-cell>
        </table:table-row>
        <table:table-row table:style-name="ro1">
          <table:table-cell table:style-name="ce5" table:formula="of:=&quot;12/07/2016&quot;" office:value-type="string" office:string-value="12/07/2016" calcext:value-type="string">
            <text:p>12/07/2016</text:p>
          </table:table-cell>
          <table:table-cell table:style-name="ce5" table:formula="of:=&quot;12/07/2016&quot;" office:value-type="string" office:string-value="12/07/2016" calcext:value-type="string">
            <text:p>12/07/2016</text:p>
          </table:table-cell>
          <table:table-cell table:style-name="ce5" table:formula="of:=&quot;12/07/2016&quot;" office:value-type="string" office:string-value="12/07/2016" calcext:value-type="string">
            <text:p>12/07/2016</text:p>
          </table:table-cell>
          <table:table-cell table:style-name="ce5" table:formula="of:=&quot;12/07/2016&quot;" office:value-type="string" office:string-value="12/07/2016" calcext:value-type="string">
            <text:p>12/07/2016</text:p>
          </table:table-cell>
          <table:table-cell office:value-type="string" calcext:value-type="string">
            <text:p>Base IP, Network and Host Python representation.</text:p>
          </table:table-cell>
          <table:table-cell table:number-columns-repeated="5"/>
        </table:table-row>
        <table:table-row table:style-name="ro1">
          <table:table-cell office:value-type="string" calcext:value-type="string">
            <text:p>13/07/2016</text:p>
          </table:table-cell>
          <table:table-cell table:style-name="ce9" office:value-type="string" calcext:value-type="string">
            <text:p>--</text:p>
          </table:table-cell>
          <table:table-cell table:style-name="ce6" office:value-type="string" calcext:value-type="string">
            <text:p>13/07/2016</text:p>
          </table:table-cell>
          <table:table-cell table:style-name="ce4" office:value-type="string" calcext:value-type="string">
            <text:p>ongoing</text:p>
          </table:table-cell>
          <table:table-cell office:value-type="string" calcext:value-type="string">
            <text:p>Specifications document write-out &amp; discussion (?).</text:p>
          </table:table-cell>
          <table:table-cell table:number-columns-repeated="5"/>
        </table:table-row>
        <table:table-row table:style-name="ro1">
          <table:table-cell office:value-type="string" calcext:value-type="string">
            <text:p>13/07/2016</text:p>
          </table:table-cell>
          <table:table-cell table:style-name="ce6" office:value-type="string" calcext:value-type="string">
            <text:p>14/07/2016</text:p>
          </table:table-cell>
          <table:table-cell table:style-name="ce6" office:value-type="string" calcext:value-type="string">
            <text:p>13/07/2016</text:p>
          </table:table-cell>
          <table:table-cell table:formula="of:=&quot;14/07/2016&quot;" office:value-type="string" office:string-value="14/07/2016" calcext:value-type="string">
            <text:p>14/07/2016</text:p>
          </table:table-cell>
          <table:table-cell office:value-type="string" calcext:value-type="string">
            <text:p>Logger implementation.</text:p>
          </table:table-cell>
          <table:table-cell table:number-columns-repeated="5"/>
        </table:table-row>
        <table:table-row table:style-name="ro1">
          <table:table-cell office:value-type="string" calcext:value-type="string">
            <text:p>14/07/2016</text:p>
          </table:table-cell>
          <table:table-cell table:number-columns-repeated="2" table:style-name="ce6" office:value-type="string" calcext:value-type="string">
            <text:p>14/07/2016</text:p>
          </table:table-cell>
          <table:table-cell table:formula="of:=&quot;14/07/2016&quot;" office:value-type="string" office:string-value="14/07/2016" calcext:value-type="string">
            <text:p>14/07/2016</text:p>
          </table:table-cell>
          <table:table-cell office:value-type="string" calcext:value-type="string">
            <text:p>Main service command line interface implementation.</text:p>
          </table:table-cell>
          <table:table-cell table:number-columns-repeated="5"/>
        </table:table-row>
        <table:table-row table:style-name="ro1">
          <table:table-cell office:value-type="string" calcext:value-type="string">
            <text:p>14/07/2016</text:p>
          </table:table-cell>
          <table:table-cell table:formula="of:=&quot;15/07/2016&quot;" office:value-type="string" office:string-value="15/07/2016" calcext:value-type="string">
            <text:p>15/07/2016</text:p>
          </table:table-cell>
          <table:table-cell table:style-name="ce6" office:value-type="string" calcext:value-type="string">
            <text:p>14/07/2016</text:p>
          </table:table-cell>
          <table:table-cell table:formula="of:=&quot;15/07/2016&quot;" office:value-type="string" office:string-value="15/07/2016" calcext:value-type="string">
            <text:p>15/07/2016</text:p>
          </table:table-cell>
          <table:table-cell office:value-type="string" calcext:value-type="string">
            <text:p>ICMP discovery implementation.</text:p>
          </table:table-cell>
          <table:table-cell table:number-columns-repeated="5"/>
        </table:table-row>
        <table:table-row table:style-name="ro1">
          <table:table-cell office:value-type="string" calcext:value-type="string">
            <text:p>14/07/2016</text:p>
          </table:table-cell>
          <table:table-cell table:formula="of:=&quot;15/07/2016&quot;" office:value-type="string" office:string-value="15/07/2016" calcext:value-type="string">
            <text:p>15/07/2016</text:p>
          </table:table-cell>
          <table:table-cell table:style-name="ce6" office:value-type="string" calcext:value-type="string">
            <text:p>14/07/2016</text:p>
          </table:table-cell>
          <table:table-cell table:formula="of:=&quot;15/07/2016&quot;" office:value-type="string" office:string-value="15/07/2016" calcext:value-type="string">
            <text:p>15/07/2016</text:p>
          </table:table-cell>
          <table:table-cell office:value-type="string" calcext:value-type="string">
            <text:p>ARP discovery implementation.</text:p>
          </table:table-cell>
          <table:table-cell table:number-columns-repeated="5"/>
        </table:table-row>
        <table:table-row table:style-name="ro1">
          <table:table-cell office:value-type="string" calcext:value-type="string">
            <text:p>14/07/2016</text:p>
          </table:table-cell>
          <table:table-cell table:formula="of:=&quot;15/07/2016&quot;" office:value-type="string" office:string-value="15/07/2016" calcext:value-type="string">
            <text:p>15/07/2016</text:p>
          </table:table-cell>
          <table:table-cell table:style-name="ce6" office:value-type="string" calcext:value-type="string">
            <text:p>14/07/2016</text:p>
          </table:table-cell>
          <table:table-cell table:formula="of:=&quot;15/07/2016&quot;" office:value-type="string" office:string-value="15/07/2016" calcext:value-type="string">
            <text:p>15/07/2016</text:p>
          </table:table-cell>
          <table:table-cell office:value-type="string" calcext:value-type="string">
            <text:p>SYN discovery implementation.</text:p>
          </table:table-cell>
          <table:table-cell table:number-columns-repeated="5"/>
        </table:table-row>
        <table:table-row table:style-name="ro2">
          <table:table-cell table:style-name="ce7" table:formula="of:=&quot;18/07/2016&quot;" office:value-type="string" office:string-value="18/07/2016" calcext:value-type="string">
            <text:p>18/07/2016</text:p>
          </table:table-cell>
          <table:table-cell table:formula="of:=&quot;21/07/2016&quot;" office:value-type="string" office:string-value="21/07/2016" calcext:value-type="string">
            <text:p>21/07/2016</text:p>
          </table:table-cell>
          <table:table-cell table:style-name="ce7" table:formula="of:=&quot;18/07/2016&quot;" office:value-type="string" office:string-value="18/07/2016" calcext:value-type="string">
            <text:p>18/07/2016</text:p>
          </table:table-cell>
          <table:table-cell table:style-name="ce8" office:value-type="string" calcext:value-type="string">
            <text:p>ongoing</text:p>
          </table:table-cell>
          <table:table-cell office:value-type="string" calcext:value-type="string">
            <text:p>Tracker implementation.</text:p>
          </table:table-cell>
          <table:table-cell table:style-name="ce2"/>
          <table:table-cell table:number-columns-repeated="3"/>
          <table:table-cell table:style-name="ce6" office:value-type="string" calcext:value-type="string">
            <text:p>α<text:span text:style-name="T1">1</text:span></text:p>
          </table:table-cell>
        </table:table-row>
        <table:table-row table:style-name="ro1">
          <table:table-cell table:style-name="ce7" table:formula="of:=&quot;22/07/2016&quot;" office:value-type="string" office:string-value="22/07/2016" calcext:value-type="string">
            <text:p>22/07/2016</text:p>
          </table:table-cell>
          <table:table-cell table:formula="of:=&quot;25/07/2016&quot;" office:value-type="string" office:string-value="25/07/2016" calcext:value-type="string">
            <text:p>25/07/2016</text:p>
          </table:table-cell>
          <table:table-cell table:style-name="ce6"/>
          <table:table-cell table:style-name="ce8"/>
          <table:table-cell office:value-type="string" calcext:value-type="string">
            <text:p>Serialization mechanism implementation.</text:p>
          </table:table-cell>
          <table:table-cell table:number-columns-repeated="2"/>
          <table:table-cell table:style-name="Default" table:number-columns-repeated="3"/>
        </table:table-row>
        <table:table-row table:style-name="ro3">
          <table:table-cell table:style-name="ce7" table:formula="of:=&quot;26/07/2016&quot;" office:value-type="string" office:string-value="26/07/2016" calcext:value-type="string">
            <text:p>26/07/2016</text:p>
          </table:table-cell>
          <table:table-cell table:formula="of:=&quot;26/07/2016&quot;" office:value-type="string" office:string-value="26/07/2016" calcext:value-type="string">
            <text:p>26/07/2016</text:p>
          </table:table-cell>
          <table:table-cell table:style-name="ce7"/>
          <table:table-cell table:style-name="ce8"/>
          <table:table-cell office:value-type="string" calcext:value-type="string">
            <text:p>Notification mechanism implementation.</text:p>
          </table:table-cell>
          <table:table-cell table:number-columns-repeated="2"/>
          <table:table-cell table:style-name="Default" table:number-columns-repeated="2"/>
          <table:table-cell table:style-name="ce6" office:value-type="string" calcext:value-type="string">
            <text:p>α<text:span text:style-name="T1">2</text:span></text:p>
          </table:table-cell>
        </table:table-row>
        <table:table-row table:style-name="ro1">
          <table:table-cell table:style-name="ce7" table:formula="of:=&quot;27/07/2016&quot;" office:value-type="string" office:string-value="27/07/2016" calcext:value-type="string">
            <text:p>27/07/2016</text:p>
          </table:table-cell>
          <table:table-cell table:formula="of:=&quot;27/07/2016&quot;" office:value-type="string" office:string-value="27/07/2016" calcext:value-type="string">
            <text:p>27/07/2016</text:p>
          </table:table-cell>
          <table:table-cell table:number-columns-repeated="2"/>
          <table:table-cell office:value-type="string" calcext:value-type="string">
            <text:p>Built-in notifiers implementation.</text:p>
          </table:table-cell>
          <table:table-cell table:number-columns-repeated="5"/>
        </table:table-row>
        <table:table-row table:style-name="ro1">
          <table:table-cell table:style-name="ce7" table:formula="of:=&quot;28/07/2016&quot;" office:value-type="string" office:string-value="28/07/2016" calcext:value-type="string">
            <text:p>28/07/2016</text:p>
          </table:table-cell>
          <table:table-cell table:formula="of:=&quot;01/08/2016&quot;" office:value-type="string" office:string-value="01/08/2016" calcext:value-type="string">
            <text:p>01/08/2016</text:p>
          </table:table-cell>
          <table:table-cell table:number-columns-repeated="2"/>
          <table:table-cell office:value-type="string" calcext:value-type="string">
            <text:p>Back-end handler implementation.</text:p>
          </table:table-cell>
          <table:table-cell table:number-columns-repeated="5"/>
        </table:table-row>
        <table:table-row table:style-name="ro1">
          <table:table-cell table:style-name="ce7" table:formula="of:=&quot;01/08/2016&quot;" office:value-type="string" office:string-value="01/08/2016" calcext:value-type="string">
            <text:p>01/08/2016</text:p>
          </table:table-cell>
          <table:table-cell table:formula="of:=&quot;03/08/2016&quot;" office:value-type="string" office:string-value="03/08/2016" calcext:value-type="string">
            <text:p>03/08/2016</text:p>
          </table:table-cell>
          <table:table-cell table:number-columns-repeated="2"/>
          <table:table-cell office:value-type="string" calcext:value-type="string">
            <text:p>Built-in CLI back-end implementation.</text:p>
          </table:table-cell>
          <table:table-cell table:style-name="ce2"/>
          <table:table-cell table:number-columns-repeated="3"/>
          <table:table-cell table:style-name="ce6" office:value-type="string" calcext:value-type="string">
            <text:p>β</text:p>
          </table:table-cell>
        </table:table-row>
        <table:table-row table:style-name="ro1">
          <table:table-cell table:style-name="ce5" table:formula="of:=&quot;03/08/2016&quot;" office:value-type="string" office:string-value="03/08/2016" calcext:value-type="string">
            <text:p>03/08/2016</text:p>
          </table:table-cell>
          <table:table-cell table:formula="of:=&quot;09/08/2016&quot;" office:value-type="string" office:string-value="09/08/2016" calcext:value-type="string">
            <text:p>09/08/2016</text:p>
          </table:table-cell>
          <table:table-cell table:number-columns-repeated="2"/>
          <table:table-cell office:value-type="string" calcext:value-type="string">
            <text:p>Built-in web back-end implementation.</text:p>
          </table:table-cell>
          <table:table-cell table:style-name="ce2"/>
          <table:table-cell table:number-columns-repeated="3"/>
          <table:table-cell table:style-name="Default"/>
        </table:table-row>
        <table:table-row table:style-name="ro1">
          <table:table-cell table:style-name="ce5" table:formula="of:=&quot;10/08/2016&quot;" office:value-type="string" office:string-value="10/08/2016" calcext:value-type="string">
            <text:p>10/08/2016</text:p>
          </table:table-cell>
          <table:table-cell table:style-name="ce10" table:formula="of:=&quot;11/08/2016&quot;" office:value-type="string" office:string-value="11/08/2016" calcext:value-type="string">
            <text:p>11/08/2016</text:p>
          </table:table-cell>
          <table:table-cell table:number-columns-repeated="2"/>
          <table:table-cell office:value-type="string" calcext:value-type="string">
            <text:p>Final tests &amp; bugfixes.</text:p>
          </table:table-cell>
          <table:table-cell table:number-columns-repeated="4"/>
          <table:table-cell office:value-type="string" calcext:value-type="string">
            <text:p>RC</text:p>
          </table:table-cell>
        </table:table-row>
        <table:table-row table:style-name="ro1">
          <table:table-cell table:style-name="Default" table:number-columns-repeated="7"/>
          <table:table-cell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1">00/00/0000</text:date>, <text:time style:data-style-name="N2" text:time-value="12:35:03.828977933">00:00:00</text:time></text:p>
        </style:region-right>
      </style:header>
      <style:header-left style:display="false"/>
      <style:footer>
        <text:p>Page <text:page-number>1</text:page-number> / <text:page-count>99</text:page-count></text:p>
      </style:footer>
      <style:footer-left style:display="false"/>
    </style:master-page>
  </office:master-styles>
</office:document-styles>
</file>